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b54" officeooo:paragraph-rsid="000d4b54"/>
    </style:style>
    <style:style style:name="P2" style:family="paragraph" style:parent-style-name="Standard">
      <style:text-properties officeooo:rsid="000d4b54" officeooo:paragraph-rsid="0010bbe0"/>
    </style:style>
    <style:style style:name="P3" style:family="paragraph" style:parent-style-name="Standard">
      <style:text-properties officeooo:rsid="000c9cce" officeooo:paragraph-rsid="0010bbe0"/>
    </style:style>
    <style:style style:name="P4" style:family="paragraph" style:parent-style-name="Standard">
      <style:text-properties officeooo:rsid="000c9cce" officeooo:paragraph-rsid="0013cfe1"/>
    </style:style>
    <style:style style:name="P5" style:family="paragraph" style:parent-style-name="Standard">
      <style:text-properties officeooo:rsid="000b944e" officeooo:paragraph-rsid="0010bbe0"/>
    </style:style>
    <style:style style:name="P6" style:family="paragraph" style:parent-style-name="Standard">
      <style:text-properties officeooo:rsid="0010bbe0" officeooo:paragraph-rsid="0010bbe0"/>
    </style:style>
    <style:style style:name="P7" style:family="paragraph" style:parent-style-name="Standard">
      <style:text-properties officeooo:rsid="00123fb8" officeooo:paragraph-rsid="00123fb8"/>
    </style:style>
    <style:style style:name="P8" style:family="paragraph" style:parent-style-name="Standard">
      <style:text-properties officeooo:rsid="00123fb8" officeooo:paragraph-rsid="0013cfe1"/>
    </style:style>
    <style:style style:name="P9" style:family="paragraph" style:parent-style-name="Standard">
      <style:text-properties officeooo:rsid="000e900b" officeooo:paragraph-rsid="0013cfe1"/>
    </style:style>
    <style:style style:name="P10" style:family="paragraph" style:parent-style-name="Standard">
      <style:text-properties officeooo:rsid="0014c0b6" officeooo:paragraph-rsid="0014c0b6"/>
    </style:style>
    <style:style style:name="P11" style:family="paragraph" style:parent-style-name="Standard">
      <style:text-properties officeooo:rsid="0014c0b6" officeooo:paragraph-rsid="00150ea0"/>
    </style:style>
    <style:style style:name="P12" style:family="paragraph" style:parent-style-name="Standard">
      <style:text-properties officeooo:rsid="00150ea0" officeooo:paragraph-rsid="00150ea0"/>
    </style:style>
    <style:style style:name="P13" style:family="paragraph" style:parent-style-name="Standard">
      <style:text-properties officeooo:rsid="0016e7b8" officeooo:paragraph-rsid="0016e7b8"/>
    </style:style>
    <style:style style:name="P14" style:family="paragraph" style:parent-style-name="Standard">
      <style:text-properties officeooo:rsid="001774e3" officeooo:paragraph-rsid="001774e3"/>
    </style:style>
    <style:style style:name="T1" style:family="text">
      <style:text-properties officeooo:rsid="000ec6d9"/>
    </style:style>
    <style:style style:name="T2" style:family="text">
      <style:text-properties officeooo:rsid="000b944e"/>
    </style:style>
    <style:style style:name="T3" style:family="text">
      <style:text-properties officeooo:rsid="000c9cce"/>
    </style:style>
    <style:style style:name="T4" style:family="text">
      <style:text-properties officeooo:rsid="0013cfe1"/>
    </style:style>
    <style:style style:name="T5" style:family="text">
      <style:text-properties officeooo:rsid="000e900b"/>
    </style:style>
    <style:style style:name="T6" style:family="text">
      <style:text-properties officeooo:rsid="0014c0b6"/>
    </style:style>
    <style:style style:name="T7" style:family="text">
      <style:text-properties officeooo:rsid="00150ea0"/>
    </style:style>
    <style:style style:name="T8" style:family="text">
      <style:text-properties officeooo:rsid="0016e7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Java is Statically and Dynamically Typed and Strongly Typed Language.</text:p>
      <text:p text:style-name="P1">Statically Typed Language – Consider data type at compile time.</text:p>
      <text:p text:style-name="P1">Dynamically Typed Language – Consider data type at run time.</text:p>
      <text:p text:style-name="P1">Strongly Typed Language – Consider data type strictly.</text:p>
      <text:p text:style-name="P1">Loosely Typed Language – Consider data type loosely.</text:p>
      <text:p text:style-name="P1"/>
      <text:p text:style-name="P1">2.Case sensitive – ability to identify difference between upper case and lowercase letters.</text:p>
      <text:p text:style-name="P1"><text:tab/>Ex – Java.C#,C</text:p>
      <text:p text:style-name="P1"/>
      <text:p text:style-name="P1">Case insensitive – Not ability to identify uppercase and lowercase letters and doesn’t matter.</text:p>
      <text:p text:style-name="P1"><text:tab/>Ex- ABAP,Ada,Fortran,SQL</text:p>
      <text:p text:style-name="P1"/>
      <text:p text:style-name="P1">case sensitive-insensitive – uppercase and lowercase doesn’t matter.</text:p>
      <text:p text:style-name="P1"/>
      <text:p text:style-name="P1">3.<text:span text:style-name="T1">Identity Conversion – A conversion from a type to that same type is permitted for any type. Assigning two instance of same type is identity conversion.</text:span></text:p>
      <text:p text:style-name="P1"/>
      <text:p text:style-name="P2"><text:tab/><text:span text:style-name="T2">Integer i1;</text:span></text:p>
      <text:p text:style-name="P5"><text:tab/>Integer i2 = new Integer(2);</text:p>
      <text:p text:style-name="P5"><text:tab/>i1 = i2; </text:p>
      <text:p text:style-name="P5"><text:tab/>i1 = (Integer) i2;</text:p>
      <text:p text:style-name="P5"/>
      <text:p text:style-name="P5"><text:tab/><text:span text:style-name="T3">double d1;</text:span></text:p>
      <text:p text:style-name="P5"><text:tab/><text:span text:style-name="T3">double d2=new Double(56);</text:span></text:p>
      <text:p text:style-name="P3"><text:tab/>d1=d2;</text:p>
      <text:p text:style-name="P3"><text:tab/>d1=(Double)d2;</text:p>
      <text:p text:style-name="P3"/>
      <text:p text:style-name="P6"/>
      <text:p text:style-name="P7">4.Primitive Widening Conversion – Put small value into bigger value range. <text:span text:style-name="T4">Does not lose information about the overall magnitude of a numeric value. There is no cast required.</text:span></text:p>
      <text:p text:style-name="P8"><text:tab/><text:span text:style-name="T5">byte =&gt; short,int,long,float,double</text:span></text:p>
      <text:p text:style-name="P4"><text:tab/><text:span text:style-name="T5">short =&gt; int,long,float,double</text:span></text:p>
      <text:p text:style-name="P4"><text:tab/><text:span text:style-name="T5">int =&gt; long,float,double</text:span></text:p>
      <text:p text:style-name="P4"><text:tab/><text:span text:style-name="T5">long =&gt; float,double</text:span></text:p>
      <text:p text:style-name="P4"><text:tab/><text:span text:style-name="T5">char =&gt;int,long,float,double</text:span></text:p>
      <text:p text:style-name="P9"><text:tab/>float =&gt; double</text:p>
      <text:p text:style-name="P9"/>
      <text:p text:style-name="P9"><text:tab/><text:span text:style-name="T4">Ex : int myInt=myByte;</text:span></text:p>
      <text:p text:style-name="P9"><text:tab/> <text:s text:c="7"/><text:span text:style-name="T4">int myInt=myShort;</text:span></text:p>
      <text:p text:style-name="P9"><text:tab/> <text:s text:c="7"/><text:span text:style-name="T6">float myFloat=myInt;</text:span></text:p>
      <text:p text:style-name="P9"><text:tab/> <text:s text:c="7"/><text:span text:style-name="T6">float myFloat=myByte</text:span></text:p>
      <text:p text:style-name="P9"/>
      <text:p text:style-name="P10">5.<text:span text:style-name="T7">Run time constant – identify constant at run time</text:span></text:p>
      <text:p text:style-name="P11"><text:tab/><text:span text:style-name="T7">Ex- </text:span><text:span text:style-name="T5">inal int MY_CONST=10*(int)Math.random();</text:span></text:p>
      <text:p text:style-name="P11"/>
      <text:p text:style-name="P12">Compile time constant – identify constant at compile time.</text:p>
      <text:p text:style-name="P12"><text:tab/>Ex-final int CONST=10;</text:p>
      <text:p text:style-name="P12"/>
      <text:p text:style-name="P12"/>
      <text:p text:style-name="P12"><text:soft-page-break/>6.<text:span text:style-name="T8">Implicit narrowing conversion(Automatic) – Consider compile time constant and right side value is in left side type value range. It works in automatically.</text:span></text:p>
      <text:p text:style-name="P12"/>
      <text:p text:style-name="P13">Explicit narrowing conversion(Casting) – There are use to convert value of wider to narrow. It does not work in automatically.</text:p>
      <text:p text:style-name="P13"/>
      <text:p text:style-name="P13"/>
      <text:p text:style-name="P14">9.can cause a loss of information, so are generally required to be explicitly cast.</text:p>
      <text:p text:style-name="P14"/>
      <text:p text:style-name="P12"/>
      <text:p text:style-name="P12"/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02:04.533031928</meta:creation-date>
    <meta:generator>LibreOffice/7.3.7.2$Linux_X86_64 LibreOffice_project/30$Build-2</meta:generator>
    <dc:date>2023-08-01T20:04:03.253850238</dc:date>
    <meta:editing-duration>PT20M14S</meta:editing-duration>
    <meta:editing-cycles>6</meta:editing-cycles>
    <meta:document-statistic meta:table-count="0" meta:image-count="0" meta:object-count="0" meta:page-count="2" meta:paragraph-count="37" meta:word-count="256" meta:character-count="1859" meta:non-whitespace-character-count="1579"/>
  </office:meta>
</office:document-meta>
</file>